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color="#000000" loext:opacity="100%" fo:font-size="20pt" officeooo:rsid="00049778" officeooo:paragraph-rsid="00049778" style:font-size-asian="20pt" style:font-size-complex="20pt"/>
    </style:style>
    <style:style style:name="P2" style:family="paragraph" style:parent-style-name="Preformatted_20_Text">
      <style:text-properties fo:color="#ff0000" loext:opacity="100%" fo:font-size="20pt" officeooo:rsid="00049778" officeooo:paragraph-rsid="00049778" style:font-size-asian="20pt" style:font-size-complex="20pt"/>
    </style:style>
    <style:style style:name="P3" style:family="paragraph" style:parent-style-name="Standard">
      <style:text-properties fo:color="#ff0000" loext:opacity="100%" fo:font-size="20pt" officeooo:rsid="00049778" officeooo:paragraph-rsid="00049778" style:font-size-asian="20pt" style:font-size-complex="20pt"/>
    </style:style>
    <style:style style:name="P4" style:family="paragraph" style:parent-style-name="Standard">
      <style:text-properties fo:color="#ff0000" loext:opacity="100%" fo:font-size="20pt" officeooo:rsid="00039bd3" officeooo:paragraph-rsid="00039bd3" style:font-size-asian="20pt" style:font-size-complex="20pt"/>
    </style:style>
    <style:style style:name="P5" style:family="paragraph" style:parent-style-name="Standard">
      <style:text-properties fo:color="#ff0000" loext:opacity="100%" fo:font-size="20pt" officeooo:rsid="0005febe" officeooo:paragraph-rsid="0005febe" style:font-size-asian="20pt" style:font-size-complex="20pt"/>
    </style:style>
    <style:style style:name="P6" style:family="paragraph" style:parent-style-name="Standard">
      <style:text-properties fo:color="#ff0000" loext:opacity="100%" fo:font-size="20pt" officeooo:rsid="0005febe" officeooo:paragraph-rsid="0006a09c" style:font-size-asian="20pt" style:font-size-complex="20pt"/>
    </style:style>
    <style:style style:name="P7" style:family="paragraph" style:parent-style-name="Standard">
      <style:text-properties fo:color="#ff0000" loext:opacity="100%" fo:font-size="20pt" officeooo:rsid="0006a09c" officeooo:paragraph-rsid="0006a09c" style:font-size-asian="20pt" style:font-size-complex="20pt"/>
    </style:style>
    <style:style style:name="P8" style:family="paragraph" style:parent-style-name="Standard">
      <style:text-properties fo:color="#ff0000" loext:opacity="100%" fo:font-size="20pt" officeooo:rsid="000d114b" officeooo:paragraph-rsid="000d114b" style:font-size-asian="20pt" style:font-size-complex="20pt"/>
    </style:style>
    <style:style style:name="P9" style:family="paragraph" style:parent-style-name="Standard">
      <style:text-properties fo:color="#ff0000" loext:opacity="100%" fo:font-size="20pt" officeooo:rsid="000d114b" officeooo:paragraph-rsid="000e5cfe" style:font-size-asian="20pt" style:font-size-complex="20pt"/>
    </style:style>
    <style:style style:name="P10" style:family="paragraph" style:parent-style-name="Standard">
      <style:text-properties fo:color="#ff0000" loext:opacity="100%" fo:font-size="20pt" officeooo:rsid="000d114b" officeooo:paragraph-rsid="000f3abd" style:font-size-asian="20pt" style:font-size-complex="20pt"/>
    </style:style>
    <style:style style:name="P11" style:family="paragraph" style:parent-style-name="Standard">
      <style:text-properties fo:color="#ff0000" loext:opacity="100%" fo:font-size="20pt" officeooo:rsid="00100f13" officeooo:paragraph-rsid="00100f13" style:font-size-asian="20pt" style:font-size-complex="20pt"/>
    </style:style>
    <style:style style:name="P12" style:family="paragraph" style:parent-style-name="Preformatted_20_Text">
      <style:text-properties fo:font-size="20pt" officeooo:rsid="00039bd3" officeooo:paragraph-rsid="00039bd3" style:font-size-asian="20pt" style:font-size-complex="20pt"/>
    </style:style>
    <style:style style:name="P13" style:family="paragraph" style:parent-style-name="Standard">
      <style:text-properties fo:font-size="20pt" officeooo:rsid="00039bd3" officeooo:paragraph-rsid="00039bd3" style:font-size-asian="20pt" style:font-size-complex="20pt"/>
    </style:style>
    <style:style style:name="P14" style:family="paragraph" style:parent-style-name="Preformatted_20_Text">
      <style:text-properties fo:font-size="20pt" officeooo:paragraph-rsid="00039bd3" style:font-size-asian="20pt" style:font-size-complex="20pt"/>
    </style:style>
    <style:style style:name="P15" style:family="paragraph" style:parent-style-name="Standard">
      <style:text-properties fo:font-size="20pt" officeooo:paragraph-rsid="00039bd3" style:font-size-asian="20pt" style:font-size-complex="20pt"/>
    </style:style>
    <style:style style:name="P16" style:family="paragraph" style:parent-style-name="Preformatted_20_Text">
      <style:text-properties fo:font-size="20pt" style:font-size-asian="20pt" style:font-size-complex="20pt"/>
    </style:style>
    <style:style style:name="P17" style:family="paragraph" style:parent-style-name="Preformatted_20_Text">
      <style:paragraph-properties fo:margin-top="0cm" fo:margin-bottom="0.499cm" style:contextual-spacing="false"/>
      <style:text-properties fo:font-size="20pt" style:font-size-asian="20pt" style:font-size-complex="20pt"/>
    </style:style>
    <style:style style:name="P18" style:family="paragraph" style:parent-style-name="Preformatted_20_Text">
      <style:text-properties fo:font-size="20pt" officeooo:paragraph-rsid="00049778" style:font-size-asian="20pt" style:font-size-complex="20pt"/>
    </style:style>
    <style:style style:name="P19" style:family="paragraph" style:parent-style-name="Standard">
      <style:paragraph-properties style:line-height-at-least="0.503cm"/>
      <style:text-properties fo:font-size="20pt" style:font-size-asian="20pt" style:font-size-complex="20pt"/>
    </style:style>
    <style:style style:name="P20" style:family="paragraph" style:parent-style-name="Standard">
      <style:text-properties officeooo:paragraph-rsid="00039bd3"/>
    </style:style>
    <style:style style:name="P21" style:family="paragraph" style:parent-style-name="Standard">
      <style:text-properties fo:color="#c9211e" loext:opacity="100%" fo:font-size="20pt" officeooo:rsid="00039bd3" officeooo:paragraph-rsid="00039bd3" style:font-size-asian="20pt" style:font-size-complex="20pt"/>
    </style:style>
    <style:style style:name="P22" style:family="paragraph" style:parent-style-name="Standard">
      <style:text-properties fo:color="#c9211e" loext:opacity="100%" fo:font-size="20pt" officeooo:paragraph-rsid="00039bd3" style:font-size-asian="20pt" style:font-size-complex="20pt"/>
    </style:style>
    <style:style style:name="P23" style:family="paragraph" style:parent-style-name="Standard">
      <style:text-properties fo:color="#d4d4d4" loext:opacity="100%" style:font-name="Droid Sans Mono" fo:font-size="20pt" fo:font-weight="normal" officeooo:paragraph-rsid="00049778" fo:background-color="#1e1e1e" style:font-size-asian="20pt" style:font-size-complex="20pt"/>
    </style:style>
    <style:style style:name="P24" style:family="paragraph" style:parent-style-name="Standard">
      <style:paragraph-properties style:line-height-at-least="0.503cm"/>
      <style:text-properties fo:color="#d4d4d4" loext:opacity="100%" style:font-name="Droid Sans Mono" fo:font-size="20pt" fo:font-weight="normal" fo:background-color="#1e1e1e" style:font-size-asian="20pt" style:font-size-complex="20pt"/>
    </style:style>
    <style:style style:name="P25" style:family="paragraph" style:parent-style-name="Standard">
      <style:paragraph-properties style:line-height-at-least="0.503cm"/>
      <style:text-properties fo:color="#d4d4d4" loext:opacity="100%" style:font-name="Droid Sans Mono" fo:font-size="10.5pt" fo:font-weight="normal" fo:background-color="#1e1e1e"/>
    </style:style>
    <style:style style:name="P26" style:family="paragraph" style:parent-style-name="Preformatted_20_Text">
      <style:text-properties fo:color="#468a1a" loext:opacity="100%" fo:font-size="20pt" officeooo:rsid="00039bd3" officeooo:paragraph-rsid="00039bd3" style:font-size-asian="20pt" style:font-size-complex="20pt"/>
    </style:style>
    <style:style style:name="P27" style:family="paragraph" style:parent-style-name="Standard">
      <style:text-properties fo:color="#6a9955" loext:opacity="100%" style:font-name="Droid Sans Mono" fo:font-size="10.5pt" fo:font-weight="normal" officeooo:rsid="000d114b" officeooo:paragraph-rsid="00100f13" fo:background-color="#1e1e1e" style:font-size-asian="20pt" style:font-size-complex="20pt"/>
    </style:style>
    <style:style style:name="P28" style:family="paragraph" style:parent-style-name="Standard">
      <style:text-properties fo:color="#ff0000" loext:opacity="100%" fo:font-size="20pt" officeooo:rsid="000e5cfe" officeooo:paragraph-rsid="000e5cfe" style:font-size-asian="20pt" style:font-size-complex="20pt"/>
    </style:style>
    <style:style style:name="P29" style:family="paragraph" style:parent-style-name="Standard">
      <style:text-properties fo:color="#ff0000" loext:opacity="100%" fo:font-size="20pt" officeooo:rsid="000f3abd" officeooo:paragraph-rsid="000f3abd" style:font-size-asian="20pt" style:font-size-complex="20pt"/>
    </style:style>
    <style:style style:name="P30" style:family="paragraph" style:parent-style-name="Standard">
      <style:text-properties fo:color="#ff0000" loext:opacity="100%" fo:font-size="20pt" officeooo:rsid="000f3abd" officeooo:paragraph-rsid="00100f13" style:font-size-asian="20pt" style:font-size-complex="20pt"/>
    </style:style>
    <style:style style:name="P31" style:family="paragraph" style:parent-style-name="Standard">
      <style:text-properties fo:color="#ff0000" loext:opacity="100%" fo:font-size="20pt" officeooo:rsid="00100f13" officeooo:paragraph-rsid="00100f13" style:font-size-asian="20pt" style:font-size-complex="20pt"/>
    </style:style>
    <style:style style:name="P32" style:family="paragraph" style:parent-style-name="Standard">
      <style:text-properties fo:color="#ff0000" loext:opacity="100%" fo:font-size="20pt" officeooo:rsid="001265d9" officeooo:paragraph-rsid="001265d9" style:font-size-asian="20pt" style:font-size-complex="20pt"/>
    </style:style>
    <style:style style:name="P33" style:family="paragraph" style:parent-style-name="Standard">
      <style:text-properties fo:color="#ff0000" loext:opacity="100%" fo:font-size="20pt" officeooo:rsid="001265d9" officeooo:paragraph-rsid="0013dd9a" style:font-size-asian="20pt" style:font-size-complex="20pt"/>
    </style:style>
    <style:style style:name="P34" style:family="paragraph" style:parent-style-name="Standard">
      <style:text-properties fo:color="#ff0000" loext:opacity="100%" fo:font-size="20pt" officeooo:rsid="00141929" officeooo:paragraph-rsid="00141929" style:font-size-asian="20pt" style:font-size-complex="20pt"/>
    </style:style>
    <style:style style:name="P35" style:family="paragraph" style:parent-style-name="Standard">
      <style:text-properties fo:color="#ff0000" loext:opacity="100%" fo:font-size="20pt" officeooo:rsid="0015ad3a" officeooo:paragraph-rsid="0015ad3a" style:font-size-asian="20pt" style:font-size-complex="20pt"/>
    </style:style>
    <style:style style:name="P36" style:family="paragraph" style:parent-style-name="Standard">
      <style:text-properties fo:color="#ff0000" loext:opacity="100%" fo:font-size="20pt" officeooo:rsid="00179521" officeooo:paragraph-rsid="00179521" style:font-size-asian="20pt" style:font-size-complex="20pt"/>
    </style:style>
    <style:style style:name="P37" style:family="paragraph" style:parent-style-name="Standard">
      <style:text-properties fo:color="#ff0000" loext:opacity="100%" fo:font-size="20pt" officeooo:rsid="00179521" officeooo:paragraph-rsid="001959c2" style:font-size-asian="20pt" style:font-size-complex="20pt"/>
    </style:style>
    <style:style style:name="P38" style:family="paragraph" style:parent-style-name="Standard">
      <style:text-properties fo:color="#ff0000" loext:opacity="100%" fo:font-size="20pt" officeooo:rsid="001aaeee" officeooo:paragraph-rsid="001aaeee" style:font-size-asian="20pt" style:font-size-complex="20pt"/>
    </style:style>
    <style:style style:name="P39" style:family="paragraph" style:parent-style-name="Standard">
      <style:text-properties fo:color="#ff0000" loext:opacity="100%" fo:font-size="20pt" officeooo:rsid="0006a09c" officeooo:paragraph-rsid="0006a09c" style:font-size-asian="20pt" style:font-size-complex="20pt"/>
    </style:style>
    <style:style style:name="P40" style:family="paragraph" style:parent-style-name="Standard">
      <style:text-properties fo:color="#ff0000" loext:opacity="100%" fo:font-size="20pt" officeooo:rsid="001b6710" officeooo:paragraph-rsid="001b6710" style:font-size-asian="20pt" style:font-size-complex="20pt"/>
    </style:style>
    <style:style style:name="P41" style:family="paragraph" style:parent-style-name="Standard">
      <style:text-properties fo:color="#ff0000" loext:opacity="100%" fo:font-size="20pt" officeooo:rsid="001c839d" officeooo:paragraph-rsid="001c839d" style:font-size-asian="20pt" style:font-size-complex="20pt"/>
    </style:style>
    <style:style style:name="P42" style:family="paragraph" style:parent-style-name="Standard">
      <style:text-properties fo:color="#ff0000" loext:opacity="100%" fo:font-size="20pt" officeooo:rsid="001cb792" officeooo:paragraph-rsid="001cb792" style:font-size-asian="20pt" style:font-size-complex="20pt"/>
    </style:style>
    <style:style style:name="P43" style:family="paragraph" style:parent-style-name="Standard">
      <style:text-properties fo:color="#ff0000" loext:opacity="100%" fo:font-size="20pt" officeooo:paragraph-rsid="0015ad3a"/>
    </style:style>
    <style:style style:name="P44" style:family="paragraph" style:parent-style-name="Standard">
      <style:text-properties fo:color="#ff0000" loext:opacity="100%" fo:font-size="20pt" officeooo:paragraph-rsid="001959c2"/>
    </style:style>
    <style:style style:name="P45" style:family="paragraph" style:parent-style-name="Standard">
      <style:paragraph-properties style:line-height-at-least="0.503cm"/>
      <style:text-properties fo:color="#d4d4d4" loext:opacity="100%" style:font-name="Droid Sans Mono" fo:font-size="10.5pt" fo:font-weight="normal" fo:background-color="#1e1e1e"/>
    </style:style>
    <style:style style:name="P46" style:family="paragraph" style:parent-style-name="Standard">
      <style:text-properties fo:color="#d4d4d4" loext:opacity="100%" style:font-name="Droid Sans Mono" fo:font-size="10.5pt" fo:font-weight="normal" officeooo:rsid="00179521" officeooo:paragraph-rsid="00179521" fo:background-color="#1e1e1e" style:font-size-asian="20pt" style:font-size-complex="20pt"/>
    </style:style>
    <style:style style:name="T1" style:family="text">
      <style:text-properties officeooo:rsid="00039bd3"/>
    </style:style>
    <style:style style:name="T2" style:family="text">
      <style:text-properties fo:color="#c9211e" loext:opacity="100%" fo:font-size="20pt" style:font-size-asian="20pt" style:font-size-complex="20pt"/>
    </style:style>
    <style:style style:name="T3" style:family="text">
      <style:text-properties fo:color="#c9211e" loext:opacity="100%" fo:font-size="20pt" officeooo:rsid="00039bd3" style:font-size-asian="20pt" style:font-size-complex="20pt"/>
    </style:style>
    <style:style style:name="T4" style:family="text">
      <style:text-properties fo:color="#468a1a" loext:opacity="100%" officeooo:rsid="00039bd3"/>
    </style:style>
    <style:style style:name="T5" style:family="text">
      <style:text-properties fo:color="#c586c0" loext:opacity="100%"/>
    </style:style>
    <style:style style:name="T6" style:family="text">
      <style:text-properties fo:color="#4ec9b0" loext:opacity="100%"/>
    </style:style>
    <style:style style:name="T7" style:family="text">
      <style:text-properties fo:color="#dcdcaa" loext:opacity="100%"/>
    </style:style>
    <style:style style:name="T8" style:family="text">
      <style:text-properties fo:color="#dcdcaa" loext:opacity="100%" style:font-name="Droid Sans Mono" fo:font-size="10.5pt" fo:font-weight="normal" fo:background-color="#1e1e1e" loext:char-shading-value="0"/>
    </style:style>
    <style:style style:name="T9" style:family="text">
      <style:text-properties fo:color="#9cdcfe" loext:opacity="100%"/>
    </style:style>
    <style:style style:name="T10" style:family="text">
      <style:text-properties fo:color="#9cdcfe" loext:opacity="100%" style:font-name="Droid Sans Mono" fo:font-size="10.5pt" fo:font-weight="normal" fo:background-color="#1e1e1e" loext:char-shading-value="0"/>
    </style:style>
    <style:style style:name="T11" style:family="text">
      <style:text-properties fo:color="#ce9178" loext:opacity="100%"/>
    </style:style>
    <style:style style:name="T12" style:family="text">
      <style:text-properties fo:color="#ce9178" loext:opacity="100%" style:font-name="Droid Sans Mono" fo:font-size="10.5pt" fo:font-weight="normal" fo:background-color="#1e1e1e" loext:char-shading-value="0"/>
    </style:style>
    <style:style style:name="T13" style:family="text">
      <style:text-properties fo:color="#ce9178" loext:opacity="100%" officeooo:rsid="001b41ef"/>
    </style:style>
    <style:style style:name="T14" style:family="text">
      <style:text-properties style:font-name="Droid Sans Mono" fo:font-weight="normal" fo:background-color="#1e1e1e" loext:char-shading-value="0"/>
    </style:style>
    <style:style style:name="T15" style:family="text">
      <style:text-properties officeooo:rsid="0006a09c"/>
    </style:style>
    <style:style style:name="T16" style:family="text">
      <style:text-properties fo:font-size="20pt" style:font-size-asian="20pt" style:font-size-complex="20pt"/>
    </style:style>
    <style:style style:name="T17" style:family="text">
      <style:text-properties officeooo:rsid="0008555f"/>
    </style:style>
    <style:style style:name="T18" style:family="text">
      <style:text-properties officeooo:rsid="000e5cfe"/>
    </style:style>
    <style:style style:name="T19" style:family="text">
      <style:text-properties officeooo:rsid="000f3abd"/>
    </style:style>
    <style:style style:name="T20" style:family="text">
      <style:text-properties fo:color="#4fc1ff" loext:opacity="100%"/>
    </style:style>
    <style:style style:name="T21" style:family="text">
      <style:text-properties fo:color="#4fc1ff" loext:opacity="100%" style:font-name="Droid Sans Mono" fo:font-size="10.5pt" fo:font-weight="normal" fo:background-color="#1e1e1e" loext:char-shading-value="0"/>
    </style:style>
    <style:style style:name="T22" style:family="text">
      <style:text-properties officeooo:rsid="001085e2"/>
    </style:style>
    <style:style style:name="T23" style:family="text">
      <style:text-properties officeooo:rsid="0013dd9a"/>
    </style:style>
    <style:style style:name="T24" style:family="text">
      <style:text-properties officeooo:rsid="00141929"/>
    </style:style>
    <style:style style:name="T25" style:family="text">
      <style:text-properties fo:color="#d4d4d4" loext:opacity="100%" style:font-name="Droid Sans Mono" fo:font-size="10.5pt" fo:font-weight="normal" fo:background-color="#1e1e1e" loext:char-shading-value="0"/>
    </style:style>
    <style:style style:name="T26" style:family="text">
      <style:text-properties officeooo:rsid="0015ad3a" style:font-size-asian="20pt" style:font-size-complex="20pt"/>
    </style:style>
    <style:style style:name="T27" style:family="text">
      <style:text-properties officeooo:rsid="001959c2" style:font-size-asian="20pt" style:font-size-complex="20pt"/>
    </style:style>
    <style:style style:name="T28" style:family="text">
      <style:text-properties fo:color="#808080" loext:opacity="100%"/>
    </style:style>
    <style:style style:name="T29" style:family="text">
      <style:text-properties fo:color="#569cd6" loext:opacity="100%"/>
    </style:style>
    <style:style style:name="T30" style:family="text">
      <style:text-properties fo:color="#569cd6" loext:opacity="100%" style:font-name="Droid Sans Mono" fo:font-size="10.5pt" fo:font-weight="normal" fo:background-color="#1e1e1e" loext:char-shading-value="0"/>
    </style:style>
    <style:style style:name="T31" style:family="text">
      <style:text-properties fo:color="#569cd6" loext:opacity="100%" style:font-name="Droid Sans Mono" fo:font-size="10.5pt" fo:font-weight="normal" officeooo:rsid="001959c2" fo:background-color="#1e1e1e" loext:char-shading-value="0"/>
    </style:style>
    <style:style style:name="T32" style:family="text">
      <style:text-properties officeooo:rsid="001959c2"/>
    </style:style>
    <style:style style:name="T33" style:family="text">
      <style:text-properties officeooo:rsid="001c839d"/>
    </style:style>
    <style:style style:name="T34" style:family="text">
      <style:text-properties officeooo:rsid="001dbc0c"/>
    </style:style>
    <style:style style:name="T35" style:family="text">
      <style:text-properties officeooo:rsid="001f01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Step1: start using django</text:p>
      <text:p text:style-name="P13"/>
      <text:p text:style-name="P12">$ python -m django --version</text:p>
      <text:p text:style-name="P12">$ django-admin startproject mysite</text:p>
      <text:p text:style-name="P13"/>
      <text:p text:style-name="P22"><text:span text:style-name="T1">step2: </text:span>Let’s verify your Django project works.</text:p>
      <text:p text:style-name="P15"/>
      <text:p text:style-name="P14">$ python manage.py runserver</text:p>
      <text:p text:style-name="P15"/>
      <text:p text:style-name="P21">output:</text:p>
      <text:p text:style-name="P15">Performing system checks...</text:p>
      <text:p text:style-name="P16"/>
      <text:p text:style-name="P16">System check identified no issues (0 silenced).</text:p>
      <text:p text:style-name="P16"/>
      <text:p text:style-name="P16">You have unapplied migrations; your app may not work properly until they are applied.</text:p>
      <text:p text:style-name="P16">Run 'python manage.py migrate' to apply them.</text:p>
      <text:p text:style-name="P16"/>
      <text:p text:style-name="P16">April 28, 2023 - 15:50:53</text:p>
      <text:p text:style-name="P16">Django version 4.2, using settings 'mysite.settings'</text:p>
      <text:p text:style-name="Preformatted_20_Text"><text:span text:style-name="T16">Starting development server at </text:span><text:a xlink:type="simple" xlink:href="http://127.0.0.1:8000/" text:style-name="Internet_20_link" text:visited-style-name="Visited_20_Internet_20_Link"><text:span text:style-name="T16">http://127.0.0.1:8000/</text:span></text:a></text:p>
      <text:p text:style-name="P17">Quit the server with CONTROL-C.</text:p>
      <text:p text:style-name="P20"><text:span text:style-name="T3">Step3: start app. </text:span><text:span text:style-name="T2">To create your app, make sure you’re in the same directory as </text:span><text:span text:style-name="Source_20_Text"><text:span text:style-name="T2">manage.py</text:span></text:span><text:span text:style-name="T2"> and type this command:</text:span></text:p>
      <text:p text:style-name="P15"/>
      <text:p text:style-name="P14">$ python manage.py startapp <text:span text:style-name="T4">app_name</text:span></text:p>
      <text:p text:style-name="P26"><text:soft-page-break/></text:p>
      <text:p text:style-name="P2">Make a url.py file for app and copy the given code in that file:</text:p>
      <text:p text:style-name="P1"/>
      <text:p text:style-name="P23"><text:span text:style-name="T5">from</text:span> <text:span text:style-name="T6">django</text:span>.<text:span text:style-name="T6">contrib</text:span> <text:span text:style-name="T5">import</text:span> <text:span text:style-name="T6">admin</text:span></text:p>
      <text:p text:style-name="P24"><text:span text:style-name="T5">from</text:span> <text:span text:style-name="T6">django</text:span>.<text:span text:style-name="T6">urls</text:span> <text:span text:style-name="T5">import</text:span> <text:span text:style-name="T7">path</text:span></text:p>
      <text:p text:style-name="P19"/>
      <text:p text:style-name="P24"><text:span text:style-name="T9">urlpatterns</text:span> = [</text:p>
      <text:p text:style-name="P24"><text:span text:style-name="T7">path</text:span>(<text:span text:style-name="T11">'admin/'</text:span>, <text:span text:style-name="T6">admin</text:span>.<text:span text:style-name="T9">site</text:span>.<text:span text:style-name="T9">urls</text:span>),</text:p>
      <text:p text:style-name="P24">]</text:p>
      <text:p text:style-name="P24"/>
      <text:p text:style-name="P18"/>
      <text:p text:style-name="P1"/>
      <text:p text:style-name="P3">Note: “<text:span text:style-name="T14">path('admin/', admin.site.urls)</text:span>” means agar koi slash admin par jaana chahe toh usse Django admin par bhej do </text:p>
      <text:p text:style-name="P4"/>
      <text:p text:style-name="P6">step4: <text:s/></text:p>
      <text:p text:style-name="P6"><text:span text:style-name="T15">T</text:span>oh kis tarah dispatcher kaam karta h:</text:p>
      <text:p text:style-name="P5">a) koi bhi url aap dalte h browser search me toh wo sabhse phele created project ke url.py me aata h.</text:p>
      <text:p text:style-name="P5">b) project ke url.py par agar kuch match hua toh tabh wo jaha aap kehte h waha forward karta <text:s/>h.</text:p>
      <text:p text:style-name="P5">c) jiase hamne kaha h ki agar koi blank url aata h toh home.url pe forward kardo.(home.url means created app ki <text:span text:style-name="T15">url.py me forward kardo.</text:span>)<text:span text:style-name="T15">(yaha hamare app ka naam humne home diya h).</text:span></text:p>
      <text:p text:style-name="P7">d) Agar app ke url.py me kuch match hua toh jaha wo kahega waha forward karta h.(eg. view.py).</text:p>
      <text:p text:style-name="P5"><text:span text:style-name="T15">e) I</text:span>ss process ko url dispatching kenhte h.</text:p>
      <text:p text:style-name="P5"/>
      <text:p text:style-name="P7"><text:soft-page-break/>Note: Toh abhi ye sabh karne me hame import kiya </text:p>
      <text:p text:style-name="P7">1)project me import kia --- <text:s/>include</text:p>
      <text:p text:style-name="P7">2)<text:span text:style-name="T17">views.py me import kiya ---HttpResponse</text:span></text:p>
      <text:p text:style-name="P7"/>
      <text:p text:style-name="P8">step5:</text:p>
      <text:p text:style-name="P8">a)render hota h template ko render karne ke liye.</text:p>
      <text:p text:style-name="P8">b) yaha aata h 2 concept i.e static file ka concept and template ka concept</text:p>
      <text:p text:style-name="P8">c)Template ko leke aao website ko sundar banao</text:p>
      <text:p text:style-name="P9">d) <text:span text:style-name="T18">2 folder banao and template daloge template ke folder me and static file daloge static ke folder me. Lekin ye folder banenge seperate home ke andar nahi. Ye banenge hello ke andar.</text:span></text:p>
      <text:p text:style-name="P28">e)static folder me aata h basically images and text files. </text:p>
      <text:p text:style-name="P10"><text:span text:style-name="T18">f)</text:span><text:span text:style-name="T19">static files wo files hoti h jo hum chahte h ki hamare url me aake dekhle.</text:span></text:p>
      <text:p text:style-name="P29">g) jabh aap setting.py me aayenge toh sabhse niche dekhenge ki static ka url de rakha hoga.</text:p>
      <text:p text:style-name="P30">h) ye wo static url h toh bhejega static website karne ke liye </text:p>
      <text:p text:style-name="P11">i)setting.py ke last me ye add karo:</text:p>
      <text:p text:style-name="P27">#added manually</text:p>
      <text:p text:style-name="P25"><text:span text:style-name="T20">STATICFILES_DIRS</text:span> = [</text:p>
      <text:p text:style-name="P25"><text:span text:style-name="T20">BASE_DIR</text:span> / <text:span text:style-name="T11">"static"</text:span></text:p>
      <text:p text:style-name="P25">]</text:p>
      <text:p text:style-name="P11"/>
      <text:p text:style-name="P11">j) abhi ke liye yaha me ek hi directory dalunga jo static h meri. To agar koi bhi aata h meri static/url pe toh usko ye directory ke andar ke content serve kar diye jaye.</text:p>
      <text:p text:style-name="P11">k)<text:span text:style-name="T22">toh abh apne static folder me jao or ek test.txt file banao</text:span></text:p>
      <text:p text:style-name="P32">or usme kuch likho. Runserver me jao or likho <text:a xlink:type="simple" xlink:href="http://127.0.0.1:8000/static/test.txt" text:style-name="Internet_20_link" text:visited-style-name="Visited_20_Internet_20_Link">http://127.0.0.1:8000/static/test.txt</text:a>.</text:p>
      <text:p text:style-name="P32">Ye aapko static directory me present test.txt file ka content dikhayega.</text:p>
      <text:p text:style-name="P32"><text:soft-page-break/></text:p>
      <text:p text:style-name="P33">l) toh hum iss static file me wo content rakhte jo hum chahte h ki sabh dekhle <text:span text:style-name="T23">i.e public files.</text:span></text:p>
      <text:p text:style-name="P33"><text:span text:style-name="T23">Ex: sourse code, css file,downloadable file etc.</text:span></text:p>
      <text:p text:style-name="P32">m)127.0.0.1:8000/static/ <text:span text:style-name="T24">agar sirf ye daloge toh esa nahi h ki ye aapko sari static file list kardega. But sidha error dega.</text:span></text:p>
      <text:p text:style-name="P34"/>
      <text:p text:style-name="P35">#Templates:</text:p>
      <text:p text:style-name="P35"/>
      <text:p text:style-name="P43"><text:span text:style-name="T26">a) </text:span><text:span text:style-name="T21">BASE_DIR</text:span><text:span text:style-name="T25"> / </text:span><text:span text:style-name="T12">"static"</text:span></text:p>
      <text:p text:style-name="P43"><text:span text:style-name="T26">ye code copy karo and paste karo setting.py me template section me </text:span><text:span text:style-name="T12">'DIRS'</text:span><text:span text:style-name="T25">: [ ], </text:span></text:p>
      <text:p text:style-name="P43"><text:span text:style-name="T26">i.e:</text:span><text:span text:style-name="T12">'DIRS'</text:span><text:span text:style-name="T25">: [ </text:span><text:span text:style-name="T21">BASE_DIR</text:span><text:span text:style-name="T25"> / </text:span><text:span text:style-name="T12">"templates"</text:span><text:span text:style-name="T25">],</text:span></text:p>
      <text:p text:style-name="P35"/>
      <text:p text:style-name="P35">b)ye keh raha ki jo base directory h uske template directory ke andar meri sari template rakhi jayengi.waha se access karlo</text:p>
      <text:p text:style-name="P35"/>
      <text:p text:style-name="P36">c) abh humne template directory ke andar index.html naam se file banai.</text:p>
      <text:p text:style-name="P46"><text:span text:style-name="T28">&lt;!</text:span>DOCTYPE html<text:span text:style-name="T28">&gt;</text:span></text:p>
      <text:p text:style-name="P25"><text:span text:style-name="T28">&lt;</text:span><text:span text:style-name="T29">html</text:span> <text:span text:style-name="T9">lang</text:span>=<text:span text:style-name="T11">"en"</text:span><text:span text:style-name="T28">&gt;</text:span></text:p>
      <text:p text:style-name="P25"><text:span text:style-name="T28">&lt;</text:span><text:span text:style-name="T29">head</text:span><text:span text:style-name="T28">&gt;</text:span></text:p>
      <text:p text:style-name="P25"><text:span text:style-name="T28">&lt;</text:span><text:span text:style-name="T29">meta</text:span> <text:span text:style-name="T9">charset</text:span>=<text:span text:style-name="T11">"UTF-8"</text:span><text:span text:style-name="T28">&gt;</text:span></text:p>
      <text:p text:style-name="P25"><text:span text:style-name="T28">&lt;</text:span><text:span text:style-name="T29">meta</text:span> <text:span text:style-name="T9">http-equiv</text:span>=<text:span text:style-name="T11">"X-UA-Compatible"</text:span> <text:span text:style-name="T9">content</text:span>=<text:span text:style-name="T11">"IE=edge"</text:span><text:span text:style-name="T28">&gt;</text:span></text:p>
      <text:p text:style-name="P25"><text:span text:style-name="T28">&lt;</text:span><text:span text:style-name="T29">meta</text:span> <text:span text:style-name="T9">name</text:span>=<text:span text:style-name="T11">"viewport"</text:span> <text:span text:style-name="T9">content</text:span>=<text:span text:style-name="T11">"width=device-width, initial-scale=1.0"</text:span><text:span text:style-name="T28">&gt;</text:span></text:p>
      <text:p text:style-name="P25"><text:span text:style-name="T28">&lt;</text:span><text:span text:style-name="T29">title</text:span><text:span text:style-name="T28">&gt;</text:span>This is test page<text:span text:style-name="T28">&lt;/</text:span><text:span text:style-name="T29">title</text:span><text:span text:style-name="T28">&gt;</text:span></text:p>
      <text:p text:style-name="P25"><text:span text:style-name="T28">&lt;/</text:span><text:span text:style-name="T29">head</text:span><text:span text:style-name="T28">&gt;</text:span></text:p>
      <text:p text:style-name="P25"><text:span text:style-name="T28">&lt;</text:span><text:span text:style-name="T29">body</text:span><text:span text:style-name="T28">&gt;</text:span></text:p>
      <text:p text:style-name="P25">Welcome to website</text:p>
      <text:p text:style-name="P25"><text:span text:style-name="T28">&lt;/</text:span><text:span text:style-name="T29">body</text:span><text:span text:style-name="T28">&gt;</text:span></text:p>
      <text:p text:style-name="P25"><text:span text:style-name="T28">&lt;/</text:span><text:span text:style-name="T29">html</text:span><text:span text:style-name="T28">&gt;</text:span></text:p>
      <text:p text:style-name="P25"/>
      <text:p text:style-name="P36">ye code likha. Server par gaye and <text:a xlink:type="simple" xlink:href="http://127.0.0.1:8000/" text:style-name="Internet_20_link" text:visited-style-name="Visited_20_Internet_20_Link">http://127.0.0.1:8000/</text:a></text:p>
      <text:p text:style-name="P36">ye likha toh “Welcome to test page” likha aa ya.</text:p>
      <text:p text:style-name="P36"/>
      <text:p text:style-name="P37"><text:soft-page-break/>d)<text:span text:style-name="T32">abh agar me chahata hu ek variable send karna view.py file se index.html Template ko,</text:span></text:p>
      <text:p text:style-name="P44"><text:span text:style-name="T27">toh index.html me body me likho </text:span><text:span text:style-name="T25">variable value is </text:span><text:span text:style-name="T30">{{</text:span><text:span text:style-name="T12">variable</text:span><text:span text:style-name="T30">}}</text:span></text:p>
      <text:p text:style-name="P44"><text:span text:style-name="T27">and view.py file me likho</text:span></text:p>
      <text:p text:style-name="P44"><text:span text:style-name="T31">de</text:span><text:span text:style-name="T30">f</text:span><text:span text:style-name="T25"> </text:span><text:span text:style-name="T8">index</text:span><text:span text:style-name="T25">(</text:span><text:span text:style-name="T10">request</text:span><text:span text:style-name="T25">):</text:span></text:p>
      <text:p text:style-name="P25"><text:span text:style-name="T9">context</text:span> = {</text:p>
      <text:p text:style-name="P25"><text:span text:style-name="T11">'variable'</text:span>:<text:span text:style-name="T11">"this is sent"</text:span></text:p>
      <text:p text:style-name="P25">}</text:p>
      <text:p text:style-name="P25"><text:span text:style-name="T5">return</text:span> <text:span text:style-name="T7">render</text:span>(<text:span text:style-name="T9">request</text:span>, <text:span text:style-name="T11">'index.html',</text:span><text:span text:style-name="T13">context<text:tab/></text:span>)</text:p>
      <text:p text:style-name="P37"/>
      <text:p text:style-name="P38">(CONTEXT HOTA H SET OF VARIABLE JO AP BHEJTE HO apne template me. Toh maine konse konse variable bheje, ek toh”variable” naam ka variable bheja jiski value thi “this is sent”.</text:p>
      <text:p text:style-name="P38"/>
      <text:p text:style-name="P42">Real project me hum ye sabh nahi bhejenge. Hum <text:span text:style-name="T34">apne model me se ya toh value ko fetch karke bhejenge </text:span><text:span text:style-name="T35">ya fhir hum blog ki tittle ya datefetch karenge phele setting.py ke context section par and then use variable bana kar bhejenge</text:span></text:p>
      <text:p text:style-name="P7"/>
      <text:p text:style-name="P40">e) toh render ko maine kya kya diya:-</text:p>
      <text:p text:style-name="P40"><text:span text:style-name="T33">1) request</text:span></text:p>
      <text:p text:style-name="P41">2)template i.e index.html</text:p>
      <text:p text:style-name="P41">3) context(CONTEXT EK DICTIONARY FILE HI H)</text:p>
      <text:p text:style-name="P41"/>
      <text:p text:style-name="P41"/>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30T16:25:52.281485267</meta:creation-date>
    <dc:date>2023-05-05T03:28:09.994520359</dc:date>
    <meta:editing-duration>PT5H35M12S</meta:editing-duration>
    <meta:editing-cycles>21</meta:editing-cycles>
    <meta:generator>LibreOffice/7.3.7.2$Linux_X86_64 LibreOffice_project/30$Build-2</meta:generator>
    <meta:document-statistic meta:table-count="0" meta:image-count="0" meta:object-count="0" meta:page-count="5" meta:paragraph-count="88" meta:word-count="770" meta:character-count="4553" meta:non-whitespace-character-count="3864"/>
  </office:meta>
</office:document-meta>
</file>